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kAwareDataBuffer.isAlloc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akAwareDataBuffer.createLeakError( DataBuff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eakAwareDataBuff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.re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akAwareDataBuffer.touch( Object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akAwareDataBuffer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.LeakAwareDataBuffer( DataBuffer delegate , LeakAwareDataBufferFactory data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akAwareDataBuffer.leak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DataBuff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